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121.95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7.2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132.24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64.06pt"/>
    </style:style>
    <style:style style:name="co14" style:family="table-column">
      <style:table-column-properties fo:break-before="auto" style:column-width="69.45pt"/>
    </style:style>
    <style:style style:name="co15" style:family="table-column">
      <style:table-column-properties fo:break-before="auto" style:column-width="134.56pt"/>
    </style:style>
    <style:style style:name="co16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8" style:family="table-cell" style:parent-style-name="Default">
      <style:text-properties style:use-window-font-color="true"/>
    </style:style>
    <style:style style:name="ce13" style:family="table-cell" style:parent-style-name="Default" style:data-style-name="N0">
      <style:text-properties style:use-window-font-color="true"/>
    </style:style>
    <style:style style:name="ce14" style:family="table-cell" style:parent-style-name="Default"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27"/>
    <style:style style:name="ce6" style:family="table-cell" style:parent-style-name="Default" style:data-style-name="N127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c9211e"/>
    </style:style>
    <style:style style:name="ce2" style:family="table-cell" style:parent-style-name="Default" style:data-style-name="N126"/>
    <style:style style:name="ce9" style:family="table-cell" style:parent-style-name="Default" style:data-style-name="N0"/>
    <style:style style:name="ce1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295.85pt" svg:height="211.75pt" svg:x="51.28pt" svg:y="170.73pt">
            <draw:object draw:notify-on-update-of-ranges="Summary.B4:Summary.B8 Summary.E4:Summary.E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ubassembl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tende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anvas</text:p>
          </table:table-cell>
          <table:table-cell office:value-type="float" office:value="1" calcext:value-type="float">
            <text:p>1</text:p>
          </table:table-cell>
          <table:table-cell office:value-type="float" office:value="7.1255" calcext:value-type="float">
            <text:p>7.1255</text:p>
          </table:table-cell>
          <table:table-cell table:formula="of:=[.C4]*[.D4]" office:value-type="float" office:value="7.1255" calcext:value-type="float">
            <text:p>7.12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3.38" calcext:value-type="float">
            <text:p>3.38</text:p>
          </table:table-cell>
          <table:table-cell table:formula="of:=[.C5]*[.D5]" office:value-type="float" office:value="13.52" calcext:value-type="float">
            <text:p>13.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  <table:table-cell office:value-type="float" office:value="15.05" calcext:value-type="float">
            <text:p>15.05</text:p>
          </table:table-cell>
          <table:table-cell table:formula="of:=[.C6]*[.D6]" office:value-type="float" office:value="15.05" calcext:value-type="float">
            <text:p>15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 Interface</text:p>
          </table:table-cell>
          <table:table-cell office:value-type="float" office:value="1" calcext:value-type="float">
            <text:p>1</text:p>
          </table:table-cell>
          <table:table-cell office:value-type="float" office:value="30.19" calcext:value-type="float">
            <text:p>30.19</text:p>
          </table:table-cell>
          <table:table-cell table:formula="of:=[.C7]*[.D7]" office:value-type="float" office:value="30.19" calcext:value-type="float">
            <text:p>30.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ssories</text:p>
          </table:table-cell>
          <table:table-cell office:value-type="float" office:value="1" calcext:value-type="float">
            <text:p>1</text:p>
          </table:table-cell>
          <table:table-cell office:value-type="float" office:value="2.875" calcext:value-type="float">
            <text:p>2.875</text:p>
          </table:table-cell>
          <table:table-cell table:formula="of:=[.C8]*[.D8]" office:value-type="float" office:value="2.875" calcext:value-type="float">
            <text:p>2.87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evenue</text:p>
          </table:table-cell>
          <table:table-cell office:value-type="string" calcext:value-type="string">
            <text:p>Cost of Goods</text:p>
          </table:table-cell>
          <table:table-cell table:style-name="ce4" office:value-type="string" calcext:value-type="string">
            <text:p>Gross Margin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TOTAL:</text:p>
          </table:table-cell>
          <table:table-cell table:formula="of:=SUM([.E4:.E10])" office:value-type="float" office:value="68.7605" calcext:value-type="float">
            <text:p>68.76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.61" calcext:value-type="float">
            <text:p>67.61</text:p>
          </table:table-cell>
          <table:table-cell table:style-name="ce11" table:formula="of:=([.G11]-[.H11])/[.G11]" office:value-type="percentage" office:value="0.317070707070707" calcext:value-type="percentage">
            <text:p>31.71%</text:p>
          </table:table-cell>
        </table:table-row>
      </table:table>
      <table:table table:name="Canvas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,M2,M3,M4,M5,M6,M7,M8</text:p>
          </table:table-cell>
          <table:table-cell office:value-type="string" calcext:value-type="string">
            <text:p>3x15_di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ingBu Risen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68" calcext:value-type="float">
            <text:p>0.168</text:p>
          </table:table-cell>
          <table:table-cell table:formula="of:=[.D3]*[.I3]" office:value-type="float" office:value="1.344" calcext:value-type="float">
            <text:p>1.3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9,M10,M11,M12</text:p>
          </table:table-cell>
          <table:table-cell office:value-type="string" calcext:value-type="string">
            <text:p>3x3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-3N52</text:p>
          </table:table-cell>
          <table:table-cell office:value-type="string" calcext:value-type="string">
            <text:p>Magnetplanet</text:p>
          </table:table-cell>
          <table:table-cell office:value-type="string" calcext:value-type="string">
            <text:p>https://magnetplanet.eu/index.php?oldal=magnes_adatlap&amp;cikkszam=C-3N52&amp;tipus=Elemi%20magnesek</text:p>
          </table:table-cell>
          <table:table-cell office:value-type="float" office:value="200" calcext:value-type="float">
            <text:p>200</text:p>
          </table:table-cell>
          <table:table-cell office:value-type="float" office:value="0.13" calcext:value-type="float">
            <text:p>0.13</text:p>
          </table:table-cell>
          <table:table-cell table:formula="of:=[.D4]*[.I4]" office:value-type="float" office:value="0.52" calcext:value-type="float">
            <text:p>0.5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Dymobolt</text:p>
          </table:table-cell>
          <table:table-cell office:value-type="string" calcext:value-type="string">
            <text:p>https://www.dymobolt.hu/szalagok-kazettak-cimkek-dymo-nyomtatokhoz-98/etikettcimkek-labelwriter-nyomtatokhoz-138/tartos-cimkek-161/tartos-etikett-cimke-25mmx25mm-muanyag-1700db-cimketekercs-1933083</text:p>
          </table:table-cell>
          <table:table-cell table:style-name="ce8" office:value-type="float" office:value="1700" calcext:value-type="float">
            <text:p>1700</text:p>
          </table:table-cell>
          <table:table-cell office:value-type="float" office:value="0.054" calcext:value-type="float">
            <text:p>0.054</text:p>
          </table:table-cell>
          <table:table-cell table:formula="of:=[.D6]*[.I6]" office:value-type="float" office:value="0.054" calcext:value-type="float">
            <text:p>0.05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34-783-B</text:p>
          </table:table-cell>
          <table:table-cell office:value-type="float" office:value="250" calcext:value-type="float">
            <text:p>250</text:p>
          </table:table-cell>
          <table:table-cell office:value-type="float" office:value="0.074" calcext:value-type="float">
            <text:p>0.074</text:p>
          </table:table-cell>
          <table:table-cell table:formula="of:=[.D7]*[.I7]" office:value-type="float" office:value="0.296" calcext:value-type="float">
            <text:p>0.29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3D Prima</text:p>
          </table:table-cell>
          <table:table-cell office:value-type="string" calcext:value-type="string">
            <text:p>https://www.3dprima.com/filaments/resin/wanhao-3d-printer-uv-resin-1000-ml-black/a-22341/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4.9" calcext:value-type="float">
            <text:p>64.9</text:p>
          </table:table-cell>
          <table:table-cell table:formula="of:=[.D9]*[.I9]" office:value-type="float" office:value="2.2715" calcext:value-type="float">
            <text:p>2.2715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office:value-type="string" calcext:value-type="string">
            <text:p>Print Time</text:p>
          </table:table-cell>
          <table:table-cell table:number-columns-repeated="2"/>
          <table:table-cell table:style-name="ce8"/>
          <table:table-cell table:style-name="Default" office:value-type="float" office:value="0" calcext:value-type="float">
            <text:p>0</text:p>
          </table:table-cell>
          <table:table-cell table:formula="of:=[.D10]*[.I10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Cleaning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formula="of:=[.D12]*[.I12]" office:value-type="float" office:value="0.66" calcext:value-type="float">
            <text:p>0.66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Magnet/Interface Gluing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formula="of:=[.D13]*[.I13]" office:value-type="float" office:value="0.66" calcext:value-type="float">
            <text:p>0.66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formula="of:=[.D14]*[.I14]" office:value-type="float" office:value="0.66" calcext:value-type="float">
            <text:p>0.66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Motherboard Installation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formula="of:=[.D15]*[.I15]" office:value-type="float" office:value="0.66" calcext:value-type="float">
            <text:p>0.66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style-name="ce14" office:value-type="string" calcext:value-type="string">
            <text:p>TOTAL:</text:p>
          </table:table-cell>
          <table:table-cell table:formula="of:=SUM([.J3:.J15])" office:value-type="float" office:value="7.1255" calcext:value-type="float">
            <text:p>7.1255</text:p>
          </table:table-cell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nterface" table:style-name="ta1">
        <table:shapes>
          <draw:frame draw:z-index="0" draw:style-name="gr1" draw:text-style-name="P1" svg:width="453.51pt" svg:height="205.54pt" svg:x="11.08pt" svg:y="283.12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/>
          <table:table-cell office:value-type="string" calcext:value-type="string">
            <text:p>Supplier and ref</text:p>
          </table:table-cell>
          <table:table-cell office:value-type="string" calcext:value-type="string">
            <text:p>Order 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9,U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perational-Amplifiers_3PEAK-LMV321TP-TR_C90297.html</text:p>
          </table:table-cell>
          <table:table-cell office:value-type="float" office:value="50" calcext:value-type="float">
            <text:p>50</text:p>
          </table:table-cell>
          <table:table-cell office:value-type="float" office:value="0.057996" calcext:value-type="float">
            <text:p>0.057996</text:p>
          </table:table-cell>
          <table:table-cell table:formula="of:=[.D3]*[.I3]" office:value-type="float" office:value="0.115992" calcext:value-type="float">
            <text:p>0.115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R3,R1,R6,R2</text:p>
          </table:table-cell>
          <table:table-cell office:value-type="string" calcext:value-type="string">
            <text:p>RES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7" office:value-type="float" office:value="0.015" calcext:value-type="float">
            <text:p>0.015</text:p>
          </table:table-cell>
          <table:table-cell table:formula="of:=[.D4]*[.I4]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8,U7,U6,U5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1G66GV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-74HC1G66GV-125_C89412.html</text:p>
          </table:table-cell>
          <table:table-cell office:value-type="float" office:value="500" calcext:value-type="float">
            <text:p>500</text:p>
          </table:table-cell>
          <table:table-cell office:value-type="float" office:value="0.039437" calcext:value-type="float">
            <text:p>0.039437</text:p>
          </table:table-cell>
          <table:table-cell table:formula="of:=[.D5]*[.I5]" office:value-type="float" office:value="0.157748" calcext:value-type="float">
            <text:p>0.1577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4,Q3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ST201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MOSFET_Winsok-Semicon-WST2011_C148368.html</text:p>
          </table:table-cell>
          <table:table-cell office:value-type="float" office:value="500" calcext:value-type="float">
            <text:p>500</text:p>
          </table:table-cell>
          <table:table-cell office:value-type="float" office:value="0.109091" calcext:value-type="float">
            <text:p>0.109091</text:p>
          </table:table-cell>
          <table:table-cell table:formula="of:=[.D6]*[.I6]"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 39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Sensors_OH49E-S_C85573.html</text:p>
          </table:table-cell>
          <table:table-cell office:value-type="float" office:value="500" calcext:value-type="float">
            <text:p>500</text:p>
          </table:table-cell>
          <table:table-cell office:value-type="float" office:value="0.174242" calcext:value-type="float">
            <text:p>0.174242</text:p>
          </table:table-cell>
          <table:table-cell table:formula="of:=[.D7]*[.I7]" office:value-type="float" office:value="0.174242" calcext:value-type="float">
            <text:p>0.174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SRV05-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office:value-type="float" office:value="0.039773" calcext:value-type="float">
            <text:p>0.039773</text:p>
          </table:table-cell>
          <table:table-cell table:formula="of:=[.D8]*[.I8]" office:value-type="float" office:value="0.079546" calcext:value-type="float">
            <text:p>0.0795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8,R7,R5</text:p>
          </table:table-cell>
          <table:table-cell office:value-type="string" calcext:value-type="string">
            <text:p>RES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7" office:value-type="float" office:value="0.015" calcext:value-type="float">
            <text:p>0.015</text:p>
          </table:table-cell>
          <table:table-cell table:formula="of:=[.D9]*[.I9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Yangzhou-Yangjie-Elec-Tech-BAT54C_C340701.html</text:p>
          </table:table-cell>
          <table:table-cell office:value-type="float" office:value="600" calcext:value-type="float">
            <text:p>600</text:p>
          </table:table-cell>
          <table:table-cell office:value-type="float" office:value="0.016267" calcext:value-type="float">
            <text:p>0.016267</text:p>
          </table:table-cell>
          <table:table-cell table:formula="of:=[.D10]*[.I10]" office:value-type="float" office:value="0.016267" calcext:value-type="float">
            <text:p>0.0162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7" office:value-type="float" office:value="0.015" calcext:value-type="float">
            <text:p>0.015</text:p>
          </table:table-cell>
          <table:table-cell table:formula="of:=[.D11]*[.I11]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7" office:value-type="float" office:value="0.015" calcext:value-type="float">
            <text:p>0.015</text:p>
          </table:table-cell>
          <table:table-cell table:formula="of:=[.D12]*[.I1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table:style-name="ce7" office:value-type="float" office:value="0.015" calcext:value-type="float">
            <text:p>0.015</text:p>
          </table:table-cell>
          <table:table-cell table:formula="of:=[.D13]*[.I13]"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20625" calcext:value-type="float">
            <text:p>0.20625</text:p>
          </table:table-cell>
          <table:table-cell table:formula="of:=[.D15]*[.I15]" office:value-type="float" office:value="0.20625" calcext:value-type="float">
            <text:p>0.20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,J2</text:p>
          </table:table-cell>
          <table:table-cell office:value-type="string" calcext:value-type="string">
            <text:p>FFC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75" calcext:value-type="float">
            <text:p>0.175</text:p>
          </table:table-cell>
          <table:table-cell table:formula="of:=[.D16]*[.I16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,J1</text:p>
          </table:table-cell>
          <table:table-cell office:value-type="string" calcext:value-type="string">
            <text:p>PO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GO</text:p>
          </table:table-cell>
          <table:table-cell office:value-type="string" calcext:value-type="string">
            <text:p>CFE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8" office:value-type="float" office:value="0.11" calcext:value-type="float">
            <text:p>0.11</text:p>
          </table:table-cell>
          <table:table-cell table:formula="of:=[.D17]*[.I17]" office:value-type="float" office:value="0.88" calcext:value-type="float">
            <text:p>0.88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0.1" calcext:value-type="float">
            <text:p>0.1 h</text:p>
          </table:table-cell>
          <table:table-cell office:value-type="string" calcext:value-type="string">
            <text:p>SMTA</text:p>
          </table:table-cell>
          <table:table-cell table:number-columns-repeated="3"/>
          <table:table-cell table:style-name="ce2" office:value-type="currency" office:currency="USD/h" office:value="3.3" calcext:value-type="currency">
            <text:p>3.30 USD/h</text:p>
          </table:table-cell>
          <table:table-cell table:style-name="ce9" table:formula="of:=[.D19]*[.I19]" office:value-type="float" office:value="0.33" calcext:value-type="float">
            <text:p>0.33</text:p>
          </table:table-cell>
        </table:table-row>
        <table:table-row table:style-name="ro1">
          <table:table-cell table:number-columns-repeated="3"/>
          <table:table-cell table:style-name="ce5" office:value-type="float" office:value="0.1" calcext:value-type="float">
            <text:p>0.1 h</text:p>
          </table:table-cell>
          <table:table-cell office:value-type="string" calcext:value-type="string">
            <text:p>THTA</text:p>
          </table:table-cell>
          <table:table-cell table:number-columns-repeated="3"/>
          <table:table-cell table:style-name="ce2" office:value-type="currency" office:currency="USD/h" office:value="3.3" calcext:value-type="currency">
            <text:p>3.30 USD/h</text:p>
          </table:table-cell>
          <table:table-cell table:style-name="ce9" table:formula="of:=[.D20]*[.I20]" office:value-type="float" office:value="0.33" calcext:value-type="float">
            <text:p>0.33</text:p>
          </table:table-cell>
        </table:table-row>
        <table:table-row table:style-name="ro1">
          <table:table-cell table:number-columns-repeated="3"/>
          <table:table-cell table:style-name="ce6" office:value-type="float" office:value="0.1" calcext:value-type="float">
            <text:p>0.1 h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table:style-name="ce2" office:value-type="currency" office:currency="USD/h" office:value="3.3" calcext:value-type="currency">
            <text:p>3.30 USD/h</text:p>
          </table:table-cell>
          <table:table-cell table:style-name="ce9" table:formula="of:=[.D21]*[.I21]" office:value-type="float" office:value="0.33" calcext:value-type="float">
            <text:p>0.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4" office:value-type="string" calcext:value-type="string">
            <text:p>TOTAL</text:p>
          </table:table-cell>
          <table:table-cell table:style-name="ce9" table:formula="of:=SUM([.J3:.J21])" office:value-type="float" office:value="3.383227" calcext:value-type="float">
            <text:p>3.38322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4068 HUF/module</text:p>
          </table:table-cell>
          <table:table-cell/>
        </table:table-row>
      </table:table>
      <table:table table:name="Motherboard" table:style-name="ta1">
        <table:shapes>
          <draw:frame draw:z-index="0" draw:style-name="gr1" draw:text-style-name="P1" svg:width="453.51pt" svg:height="255.09pt" svg:x="20.15pt" svg:y="339.39pt">
            <draw:object draw:notify-on-update-of-ranges="Motherboard.E3:Motherboard.E25 Motherboard.J3:Motherboard.J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16,C8,C10,C4,C15,C7,C3,C14,C6,C2,C13,C5,C55,C54,C44,C49,C48,C47,C46,C45,C42,C41,C39,C52,C35,C9,C33,C32,C30,C28,C26,C31,C29,C27,C25,C24,C22,C20,C18,C23,C21,C19,C17</text:p>
          </table:table-cell>
          <table:table-cell office:value-type="string" calcext:value-type="string">
            <text:p>CAP_08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formula="of:=[.D3]*[.I3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formula="of:=[.D4]*[.I4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43,C38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formula="of:=[.D5]*[.I5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53,C36,C40,C34</text:p>
          </table:table-cell>
          <table:table-cell office:value-type="string" calcext:value-type="string">
            <text:p>CAP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formula="of:=[.D6]*[.I6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 Ohm @ 100MHz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errite-Beads-And-Chips_600R-25-at100MHz_C21286.html</text:p>
          </table:table-cell>
          <table:table-cell office:value-type="float" office:value="500" calcext:value-type="float">
            <text:p>500</text:p>
          </table:table-cell>
          <table:table-cell office:value-type="float" office:value="0.004061" calcext:value-type="float">
            <text:p>0.004061</text:p>
          </table:table-cell>
          <table:table-cell table:formula="of:=[.D7]*[.I7]" office:value-type="float" office:value="0.008122" calcext:value-type="float">
            <text:p>0.008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Korean_Hro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USB-Type-C_Korean-Hroparts-Elec-TYPE-C-31-M-04_C129018.html</text:p>
          </table:table-cell>
          <table:table-cell office:value-type="float" office:value="100" calcext:value-type="float">
            <text:p>100</text:p>
          </table:table-cell>
          <table:table-cell office:value-type="float" office:value="0.719697" calcext:value-type="float">
            <text:p>0.719697</text:p>
          </table:table-cell>
          <table:table-cell table:formula="of:=[.D8]*[.I8]" office:value-type="float" office:value="0.719697" calcext:value-type="float">
            <text:p>0.7196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1,J10,J9,J7,J5,J4,J8,J6</text:p>
          </table:table-cell>
          <table:table-cell office:value-type="string" calcext:value-type="string">
            <text:p>grid_ffc_8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FC-FPC-Connectors_Boom-Precision-Elec-FPC-1-0mmpitch-8P-Pull-type-Pick-up_C20110.html</text:p>
          </table:table-cell>
          <table:table-cell office:value-type="float" office:value="570" calcext:value-type="float">
            <text:p>570</text:p>
          </table:table-cell>
          <table:table-cell office:value-type="float" office:value="0.047367" calcext:value-type="float">
            <text:p>0.047367</text:p>
          </table:table-cell>
          <table:table-cell table:formula="of:=[.D9]*[.I9]" office:value-type="float" office:value="0.378936" calcext:value-type="float">
            <text:p>0.3789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5,R34</text:p>
          </table:table-cell>
          <table:table-cell office:value-type="string" calcext:value-type="string">
            <text:p>RES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formula="of:=[.D10]*[.I10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6,R16,R4,R15,R3,R14,R2,R13,R1</text:p>
          </table:table-cell>
          <table:table-cell office:value-type="string" calcext:value-type="string">
            <text:p>RES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formula="of:=[.D11]*[.I11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formula="of:=[.D12]*[.I1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9,R38,R40,R42,R41,R32,R30,R28,R26,R31,R29,R27,R25,R24,R22,R20,R18,R23,R21,R19,R17</text:p>
          </table:table-cell>
          <table:table-cell office:value-type="string" calcext:value-type="string">
            <text:p>RES_0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k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formula="of:=[.D13]*[.I13]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HYP_MAP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Tactile-Switches_HYP-Hongyuan-Precision-1TS003A-2500-3500A-CT_C255807.html</text:p>
          </table:table-cell>
          <table:table-cell office:value-type="float" office:value="100" calcext:value-type="float">
            <text:p>100</text:p>
          </table:table-cell>
          <table:table-cell office:value-type="float" office:value="0.028324" calcext:value-type="float">
            <text:p>0.028324</text:p>
          </table:table-cell>
          <table:table-cell table:formula="of:=[.D14]*[.I14]" office:value-type="float" office:value="0.028324" calcext:value-type="float">
            <text:p>0.0283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_74HC165D-653_74HC165D-653_C5613.html</text:p>
          </table:table-cell>
          <table:table-cell office:value-type="float" office:value="150" calcext:value-type="float">
            <text:p>150</text:p>
          </table:table-cell>
          <table:table-cell office:value-type="float" office:value="0.056132" calcext:value-type="float">
            <text:p>0.056132</text:p>
          </table:table-cell>
          <table:table-cell table:formula="of:=[.D15]*[.I15]" office:value-type="float" office:value="0.056132" calcext:value-type="float">
            <text:p>0.056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ESD_4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office:value-type="float" office:value="0.039773" calcext:value-type="float">
            <text:p>0.039773</text:p>
          </table:table-cell>
          <table:table-cell table:formula="of:=[.D16]*[.I16]" office:value-type="float" office:value="0.039773" calcext:value-type="float">
            <text:p>0.0397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6,U5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_REGULATOR_SOT23-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Low-Dropout-Regulators-LDO_NATLINEAR-LN1134A332MR-G_C141419.html</text:p>
          </table:table-cell>
          <table:table-cell office:value-type="float" office:value="300" calcext:value-type="float">
            <text:p>300</text:p>
          </table:table-cell>
          <table:table-cell office:value-type="float" office:value="0.024467" calcext:value-type="float">
            <text:p>0.024467</text:p>
          </table:table-cell>
          <table:table-cell table:formula="of:=[.D17]*[.I17]" office:value-type="float" office:value="0.048934" calcext:value-type="float">
            <text:p>0.048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51N2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Microchip-Technology/ATSAMD51N20A-AU?qs=sGAEpiMZZMuoKKEcg8mMKJ29ob8kKavQ16d8%252BGvrPwl76arvPtXuhw==</text:p>
          </table:table-cell>
          <table:table-cell office:value-type="float" office:value="100" calcext:value-type="float">
            <text:p>100</text:p>
          </table:table-cell>
          <table:table-cell office:value-type="float" office:value="4.65" calcext:value-type="float">
            <text:p>4.65</text:p>
          </table:table-cell>
          <table:table-cell table:formula="of:=[.D18]*[.I18]"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FLASH_W25Q16JVSSIQ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LASH_Winbond-Elec-W25Q16JVSSIQ_C82317.html</text:p>
          </table:table-cell>
          <table:table-cell office:value-type="float" office:value="100" calcext:value-type="float">
            <text:p>100</text:p>
          </table:table-cell>
          <table:table-cell office:value-type="float" office:value="0.192424" calcext:value-type="float">
            <text:p>0.192424</text:p>
          </table:table-cell>
          <table:table-cell table:formula="of:=[.D19]*[.I19]" office:value-type="float" office:value="0.192424" calcext:value-type="float">
            <text:p>0.1924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32" calcext:value-type="float">
            <text:p>2.32</text:p>
          </table:table-cell>
          <table:table-cell table:formula="of:=[.D21]*[.I21]" office:value-type="float" office:value="2.32" calcext:value-type="float">
            <text:p>2.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TA</text:p>
          </table:table-cell>
          <table:table-cell table:number-columns-repeated="3"/>
          <table:table-cell table:style-name="ce2" office:value-type="currency" office:currency="USD/h" office:value="3.3" calcext:value-type="currency">
            <text:p>3.30 USD/h</text:p>
          </table:table-cell>
          <table:table-cell table:style-name="ce9" table:formula="of:=[.D23]*[.I23]" office:value-type="float" office:value="3.3" calcext:value-type="float">
            <text:p>3.3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THTA</text:p>
          </table:table-cell>
          <table:table-cell table:number-columns-repeated="3"/>
          <table:table-cell table:style-name="ce2" office:value-type="currency" office:currency="USD/h" office:value="3.3" calcext:value-type="currency">
            <text:p>3.30 USD/h</text:p>
          </table:table-cell>
          <table:table-cell table:style-name="ce9" table:formula="of:=[.D24]*[.I24]" office:value-type="float" office:value="1.65" calcext:value-type="float">
            <text:p>1.65</text:p>
          </table:table-cell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table:style-name="ce2" office:value-type="currency" office:currency="USD/h" office:value="3.3" calcext:value-type="currency">
            <text:p>3.30 USD/h</text:p>
          </table:table-cell>
          <table:table-cell table:style-name="ce9" table:formula="of:=[.D25]*[.I25]" office:value-type="float" office:value="0.825" calcext:value-type="float">
            <text:p>0.825</text:p>
          </table:table-cell>
        </table:table-row>
        <table:table-row table:style-name="ro1" table:number-rows-repeated="2">
          <table:table-cell table:number-columns-repeated="8"/>
          <table:table-cell table:style-name="ce3"/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TOTAL:</text:p>
          </table:table-cell>
          <table:table-cell table:style-name="ce9" table:formula="of:=SUM([.J3:.J25])" office:value-type="float" office:value="15.057342" calcext:value-type="float">
            <text:p>15.057342</text:p>
          </table:table-cell>
        </table:table-row>
      </table:table>
      <table:table table:name="UI" table:style-name="ta1">
        <table:shapes>
          <draw:frame draw:z-index="0" draw:style-name="gr1" draw:text-style-name="P1" svg:width="453.51pt" svg:height="255.09pt" svg:x="51.22pt" svg:y="274.65pt">
            <draw:object draw:notify-on-update-of-ranges="UI.E3:UI.E15 UI.J3:UI.J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106.6x10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 Frontpanel</text:p>
          </table:table-cell>
          <table:table-cell office:value-type="string" calcext:value-type="string">
            <text:p>Starrapid</text:p>
          </table:table-cell>
          <table:table-cell office:value-type="string" calcext:value-type="string">
            <text:p>Custom Quote</text:p>
          </table:table-cell>
          <table:table-cell office:value-type="float" office:value="300" calcext:value-type="float">
            <text:p>300</text:p>
          </table:table-cell>
          <table:table-cell office:value-type="float" office:value="12.2" calcext:value-type="float">
            <text:p>12.2</text:p>
          </table:table-cell>
          <table:table-cell table:formula="of:=[.D3]*[.I3]" office:value-type="float" office:value="12.2" calcext:value-type="float">
            <text:p>12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2x1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Z1 Screw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b2.2x14_bn82427_bk/csavarok/bossard/3860643/</text:p>
          </table:table-cell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table:formula="of:=[.D4]*[.I4]" office:value-type="float" office:value="0.104" calcext:value-type="float">
            <text:p>0.104</text:p>
          </table:table-cell>
        </table:table-row>
        <table:table-row table:style-name="ro1">
          <table:table-cell table:number-columns-repeated="8"/>
          <table:table-cell table:style-name="ce1"/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Lighpip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93-LFB025CTP</text:p>
          </table:table-cell>
          <table:table-cell office:value-type="float" office:value="1000" calcext:value-type="float">
            <text:p>1000</text:p>
          </table:table-cell>
          <table:table-cell office:value-type="float" office:value="0.167" calcext:value-type="float">
            <text:p>0.167</text:p>
          </table:table-cell>
          <table:table-cell table:formula="of:=[.D6]*[.I6]" office:value-type="float" office:value="2.672" calcext:value-type="float">
            <text:p>2.67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WS2812C-202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ws2812c-2020/szines-smd-led-diodak/worldsemi/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[.D7]*[.I7]" office:value-type="float" office:value="1.6" calcext:value-type="float">
            <text:p>1.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eatshrink</text:p>
          </table:table-cell>
          <table:table-cell office:value-type="string" calcext:value-type="string">
            <text:p>Intech Stud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D8]*[.I8]" office:value-type="float" office:value="0.32" calcext:value-type="float">
            <text:p>0.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BI-Technologies-TT-Electronics/P090S-04F20BR10K?qs=%2Fha2pyFadujJOOAwP6A7RNR3E1QjSo5J7BW8yLXhI5HG4uwUlXv06g%3D%3D</text:p>
          </table:table-cell>
          <table:table-cell office:value-type="float" office:value="500" calcext:value-type="float">
            <text:p>500</text:p>
          </table:table-cell>
          <table:table-cell office:value-type="float" office:value="0.349" calcext:value-type="float">
            <text:p>0.349</text:p>
          </table:table-cell>
          <table:table-cell table:formula="of:=[.D10]*[.I10]" office:value-type="float" office:value="5.584" calcext:value-type="float">
            <text:p>5.58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Tes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88-blk-d/axial-potenciometerek-gombok/cliff/cl178862/</text:p>
          </table:table-cell>
          <table:table-cell office:value-type="float" office:value="500" calcext:value-type="float">
            <text:p>500</text:p>
          </table:table-cell>
          <table:table-cell office:value-type="float" office:value="0.21" calcext:value-type="float">
            <text:p>0.21</text:p>
          </table:table-cell>
          <table:table-cell table:formula="of:=[.D11]*[.I11]" office:value-type="float" office:value="3.36" calcext:value-type="float">
            <text:p>3.3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Top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85-blk-l/axial-potenciometerek-gombok/cliff/k85-caps-black/</text:p>
          </table:table-cell>
          <table:table-cell office:value-type="float" office:value="500" calcext:value-type="float">
            <text:p>500</text:p>
          </table:table-cell>
          <table:table-cell office:value-type="float" office:value="0.19" calcext:value-type="float">
            <text:p>0.19</text:p>
          </table:table-cell>
          <table:table-cell table:formula="of:=[.D12]*[.I12]" office:value-type="float" office:value="3.04" calcext:value-type="float">
            <text:p>3.0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Insert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1" office:value-type="float" office:value="0.02" calcext:value-type="float">
            <text:p>0.02</text:p>
          </table:table-cell>
          <table:table-cell table:formula="of:=[.D13]*[.I13]" office:value-type="float" office:value="0.32" calcext:value-type="float">
            <text:p>0.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string" calcext:value-type="string">
            <text:p>Assembly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formula="of:=[.D15]*[.I15]" office:value-type="float" office:value="0.99" calcext:value-type="float">
            <text:p>0.9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4" office:value-type="string" calcext:value-type="string">
            <text:p>TOTAL:</text:p>
          </table:table-cell>
          <table:table-cell table:formula="of:=SUM([.J3:.J15])" office:value-type="float" office:value="30.19" calcext:value-type="float">
            <text:p>30.19</text:p>
          </table:table-cell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ccessories" table:style-name="ta1"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P1</text:p>
          </table:table-cell>
          <table:table-cell office:value-type="string" calcext:value-type="string">
            <text:p>106.6x10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 to USB-A cable 1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qoltec-50487/usb-kabelek-es-adapterek/qoltec/50487/</text:p>
          </table:table-cell>
          <table:table-cell office:value-type="float" office:value="5" calcext:value-type="float">
            <text:p>5</text:p>
          </table:table-cell>
          <table:table-cell office:value-type="float" office:value="2.02" calcext:value-type="float">
            <text:p>2.02</text:p>
          </table:table-cell>
          <table:table-cell table:formula="of:=[.D3]*[.I3]" office:value-type="float" office:value="2.02" calcext:value-type="float">
            <text:p>2.0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OBO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dboard packaging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formula="of:=[.D6]*[.I6]" office:value-type="float" office:value="0.36" calcext:value-type="float">
            <text:p>0.3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oam Insert</text:p>
          </table:table-cell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7"/>
          <table:table-cell table:style-name="ce8"/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string" calcext:value-type="string">
            <text:p>Stamping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formula="of:=[.D9]*[.I9]" office:value-type="float" office:value="0.165" calcext:value-type="float">
            <text:p>0.165</text:p>
          </table:table-cell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string" calcext:value-type="string">
            <text:p>Gluing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formula="of:=[.D10]*[.I10]" office:value-type="float" office:value="0.165" calcext:value-type="float">
            <text:p>0.165</text:p>
          </table:table-cell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string" calcext:value-type="string">
            <text:p>Assembly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formula="of:=[.D11]*[.I11]" office:value-type="float" office:value="0.165" calcext:value-type="float">
            <text:p>0.165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4" office:value-type="string" calcext:value-type="string">
            <text:p>TOTAL:</text:p>
          </table:table-cell>
          <table:table-cell table:formula="of:=SUM([.J3:.J13])" office:value-type="float" office:value="2.875" calcext:value-type="float">
            <text:p>2.875</text:p>
          </table:table-cell>
        </table:table-row>
      </table:table>
      <table:named-expressions/>
      <table:database-ranges>
        <table:database-range table:name="__Anonymous_Sheet_DB__3" table:target-range-address="Motherboard.A3:Motherboard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 number:display-factor="1000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4" number:title="User-defined">
      <number:text>-</number:text>
      <number:number number:decimal-places="2" loext:min-decimal-places="2" number:min-integer-digits="1" number:grouping="true"/>
      <number:text> </number:text>
      <number:currency-symbol>USDh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/h</number:currency-symbol>
    </number:currency-style>
    <number:currency-style style:name="N126" number:title="User-defined">
      <number:text>-</number:text>
      <number:number number:decimal-places="2" loext:min-decimal-places="2" number:min-integer-digits="1" number:grouping="true"/>
      <number:text> </number:text>
      <number:currency-symbol>USD/h</number:currency-symbol>
      <style:map style:condition="value()&gt;=0" style:apply-style-name="N126P0"/>
    </number:currency-style>
    <number:number-style style:name="N127">
      <number:number number:min-integer-digits="1"/>
      <number:text> h</number:text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>$/liter</number:currency-symbol>
    </number:currency-style>
    <number:currency-style style:name="N129" number:title="User-defined">
      <number:text>-</number:text>
      <number:number number:decimal-places="2" loext:min-decimal-places="2" number:min-integer-digits="1" number:grouping="true"/>
      <number:text> </number:text>
      <number:currency-symbol>$/liter</number:currency-symbol>
      <style:map style:condition="value()&gt;=0" style:apply-style-name="N129P0"/>
    </number:currency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 number:title="User-defined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9:08:27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13:42.342000000</meta:creation-date>
    <dc:date>2020-03-15T19:08:41.519000000</dc:date>
    <meta:editing-duration>PT1H35M31S</meta:editing-duration>
    <meta:editing-cycles>31</meta:editing-cycles>
    <meta:generator>LibreOffice/6.3.0.4$Windows_X86_64 LibreOffice_project/057fc023c990d676a43019934386b85b21a9ee99</meta:generator>
    <meta:print-date>2020-03-04T16:48:43.966000000</meta:print-date>
    <meta:document-statistic meta:table-count="6" meta:cell-count="547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52cm" xlink:href="." xlink:type="simple" chart:class="chart:bar" chart:style-name="ch1">
        <chart:legend chart:legend-position="end" svg:x="13.79cm" svg:y="3.327cm" style:legend-expansion="high" chart:style-name="ch2"/>
        <chart:plot-area chart:style-name="ch3" chart:data-source-has-labels="both" svg:x="0.32cm" svg:y="0.145cm" svg:width="13.15cm" svg:height="6.962cm">
          <chartooo:coordinate-region svg:x="1.047cm" svg:y="0.145cm" svg:width="12.423cm" svg:height="4.699cm"/>
          <chart:axis chart:dimension="x" chart:name="primary-x" chart:style-name="ch4" chartooo:axis-type="auto">
            <chartooo:date-scale/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MV321</text:p>
              </table:table-cell>
              <table:table-cell office:value-type="float" office:value="0.115992">
                <text:p>0.115992</text:p>
              </table:table-cell>
            </table:table-row>
            <table:table-row>
              <table:table-cell office:value-type="string">
                <text:p>470R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4HC1G66GV</text:p>
              </table:table-cell>
              <table:table-cell office:value-type="float" office:value="0.157748">
                <text:p>0.157748</text:p>
              </table:table-cell>
            </table:table-row>
            <table:table-row>
              <table:table-cell office:value-type="string">
                <text:p>WST2011</text:p>
              </table:table-cell>
              <table:table-cell office:value-type="float" office:value="0.218182">
                <text:p>0.218182</text:p>
              </table:table-cell>
            </table:table-row>
            <table:table-row>
              <table:table-cell office:value-type="string">
                <text:p>HALL 39E</text:p>
              </table:table-cell>
              <table:table-cell office:value-type="float" office:value="0.174242">
                <text:p>0.174242</text:p>
              </table:table-cell>
            </table:table-row>
            <table:table-row>
              <table:table-cell office:value-type="string">
                <text:p>SESRV05-4</text:p>
              </table:table-cell>
              <table:table-cell office:value-type="float" office:value="0.079546">
                <text:p>0.07954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BAT54C</text:p>
              </table:table-cell>
              <table:table-cell office:value-type="float" office:value="0.016267">
                <text:p>0.016267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0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5.76cm" svg:y="0.18cm" chart:style-name="ch2">
          <text:p>Motherboard (Without UI)</text:p>
        </chart:subtitle>
        <chart:plot-area chart:style-name="ch3" table:cell-range-address="Motherboard.E3:Motherboard.E25 Motherboard.J3:Motherboard.J25" chart:data-source-has-labels="column" svg:x="0.32cm" svg:y="1.043cm" svg:width="15.36cm" svg:height="7.777cm">
          <chartooo:coordinate-region svg:x="1.047cm" svg:y="1.043cm" svg:width="14.633cm" svg:height="3.998cm"/>
          <chart:axis chart:dimension="x" chart:name="primary-x" chart:style-name="ch4" chartooo:axis-type="auto">
            <chartooo:date-scale/>
            <chart:categories table:cell-range-address="Motherboard.E3:Motherboard.E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therboard.J3:Motherboard.J25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00n</text:p>
                <draw:g>
                  <svg:desc>Motherboard.E3:Motherboard.E25</svg:desc>
                </draw:g>
              </table:table-cell>
              <table:table-cell office:value-type="float" office:value="0.44">
                <text:p>0.44</text:p>
                <draw:g>
                  <svg:desc>Motherboard.J3:Motherboard.J25</svg:desc>
                </draw:g>
              </table:table-cell>
            </table:table-row>
            <table:table-row>
              <table:table-cell office:value-type="string">
                <text:p>4n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00 Ohm @ 100MHz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378936">
                <text:p>0.378936</text:p>
              </table:table-cell>
            </table:table-row>
            <table:table-row>
              <table:table-cell office:value-type="string">
                <text:p>5k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28324">
                <text:p>0.028324</text:p>
              </table:table-cell>
            </table:table-row>
            <table:table-row>
              <table:table-cell office:value-type="string">
                <text:p>74HC165</text:p>
              </table:table-cell>
              <table:table-cell office:value-type="float" office:value="0.056132">
                <text:p>0.056132</text:p>
              </table:table-cell>
            </table:table-row>
            <table:table-row>
              <table:table-cell office:value-type="string">
                <text:p>U_ESD_4ch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U_REGULATOR_SOT23-5</text:p>
              </table:table-cell>
              <table:table-cell office:value-type="float" office:value="0.048934">
                <text:p>0.048934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U_FLASH_W25Q16JVSSIQ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UI.E3:UI.E15 UI.J3:UI.J15" chart:data-source-has-labels="column" svg:x="0.32cm" svg:y="0.18cm" svg:width="15.36cm" svg:height="8.64cm">
          <chartooo:coordinate-region svg:x="1.479cm" svg:y="0.18cm" svg:width="14.201cm" svg:height="6.227cm"/>
          <chart:axis chart:dimension="x" chart:name="primary-x" chart:style-name="ch3" chartooo:axis-type="auto">
            <chartooo:date-scale/>
            <chart:categories table:cell-range-address="UI.E3:UI.E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I.J3:UI.J15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UI.E3:UI.E15</svg:desc>
                </draw:g>
              </table:table-cell>
              <table:table-cell office:value-type="float" office:value="12.2">
                <text:p>12.2</text:p>
                <draw:g>
                  <svg:desc>UI.J3:UI.J15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Pot Cap Test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438cm" svg:height="7.471cm" xlink:href=".." xlink:type="simple" chart:class="chart:circle" chart:style-name="ch1">
        <chart:plot-area chart:style-name="ch2" table:cell-range-address="Summary.B4:Summary.B8 Summary.E4:Summary.E8" chart:data-source-has-labels="column" svg:x="0.208cm" svg:y="0.149cm" svg:width="10.022cm" svg:height="7.17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1.483cm" svg:y="1.824cm" svg:width="6.58cm" svg:height="3.94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ummary.B4:Summary.B8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ummary.E4:Summary.E8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Summary.B4:Summary.B8</svg:desc>
                </draw:g>
              </table:table-cell>
              <table:table-cell office:value-type="float" office:value="7.1255">
                <text:p>7.1255</text:p>
                <draw:g>
                  <svg:desc>Summary.E4:Summary.E8</svg:desc>
                </draw:g>
              </table:table-cell>
            </table:table-row>
            <table:table-row>
              <table:table-cell office:value-type="string">
                <text:p>Interface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2.875">
                <text:p>2.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